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xml:id="ct36059888" text:id="ct36059888">
          <text:insertion>
            <office:change-info>
              <dc:creator>Davide Moro</dc:creator>
              <dc:date>2014-02-21T17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creator>Davide Moro</dc:creator><dc:date>2014-02-21T17:02:11</dc:date><text:p text:style-name="P1"><text:span text:style-name="T2">do text for i in elements</text:span></text:p></office:annotation>elem <text:change-start text:change-id="ct36059888"/><text:span text:style-name="T1">i</text:span><text:change-end text:change-id="ct360598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1T17:00:37</meta:creation-date>
    <dc:date>2014-02-21T17:05:28</dc:date>
    <dc:creator>Davide Moro</dc:creator>
    <meta:editing-duration>PT4M51S</meta:editing-duration>
    <meta:editing-cycles>4</meta:editing-cycles>
    <meta:generator>LibreOffice/3.4$Unix LibreOffice_project/340m1$Build-402</meta:generator>
    <meta:document-statistic meta:table-count="0" meta:image-count="0" meta:object-count="0" meta:page-count="1" meta:paragraph-count="1" meta:word-count="3" meta:character-count="7" meta:non-whitespace-character-count="6"/>
  </office:meta>
</office:document-meta>
</file>